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MS Gothic1" svg:font-family="'MS Gothi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loext:graphic-properties draw:fill="solid" draw:fill-color="#ffffff"/>
      <style:paragraph-properties fo:text-align="justify" style:justify-single-word="false" fo:background-color="#ffffff"/>
    </style:style>
    <style:style style:name="P3" style:family="paragraph" style:parent-style-name="Standard">
      <style:paragraph-properties fo:text-align="justify" style:justify-single-word="false"/>
      <style:text-properties style:font-name="Arial Narrow" fo:language="en" fo:country="US"/>
    </style:style>
    <style:style style:name="P4" style:family="paragraph" style:parent-style-name="Standard">
      <style:paragraph-properties fo:text-align="justify" style:justify-single-word="false"/>
      <style:text-properties style:font-name="Arial Narrow" fo:language="en" fo:country="US" fo:font-weight="bold" style:font-weight-asian="bold"/>
    </style:style>
    <style:style style:name="P5" style:family="paragraph" style:parent-style-name="Standard">
      <style:paragraph-properties fo:text-align="justify" style:justify-single-word="false"/>
      <style:text-properties style:font-name="Arial Narrow" fo:language="en" fo:country="US" fo:font-weight="bold" style:font-weight-asian="bold" style:font-name-complex="Helvetica"/>
    </style:style>
    <style:style style:name="P6" style:family="paragraph" style:parent-style-name="Standard">
      <style:paragraph-properties fo:text-align="justify" style:justify-single-word="false"/>
      <style:text-properties style:font-name="Arial Narrow" fo:language="en" fo:country="US" style:font-name-complex="Helvetica"/>
    </style:style>
    <style:style style:name="P7" style:family="paragraph" style:parent-style-name="Standard">
      <style:paragraph-properties fo:line-height="150%" fo:text-align="justify" style:justify-single-word="false"/>
      <style:text-properties style:font-name="Arial Narrow" fo:language="en" fo:country="US"/>
    </style:style>
    <style:style style:name="P8" style:family="paragraph" style:parent-style-name="Standard">
      <style:paragraph-properties fo:text-align="justify" style:justify-single-word="false"/>
      <style:text-properties style:font-name="Arial Narrow"/>
    </style:style>
    <style:style style:name="P9" style:family="paragraph" style:parent-style-name="Standard">
      <loext:graphic-properties draw:fill="solid" draw:fill-color="#ffffff"/>
      <style:paragraph-properties fo:text-align="justify" style:justify-single-word="false" fo:background-color="#ffffff"/>
      <style:text-properties style:font-name="Arial Narrow"/>
    </style:style>
    <style:style style:name="P10" style:family="paragraph" style:parent-style-name="Standard">
      <style:paragraph-properties fo:text-align="justify" style:justify-single-word="false"/>
      <style:text-properties style:font-name="Arial Narrow" fo:language="en" fo:country="GB"/>
    </style:style>
    <style:style style:name="P11" style:family="paragraph" style:parent-style-name="Standard">
      <style:paragraph-properties fo:text-align="justify" style:justify-single-word="false"/>
      <style:text-properties style:font-name="Arial Narrow" fo:font-weight="bold" style:font-weight-asian="bold"/>
    </style:style>
    <style:style style:name="P12" style:family="paragraph" style:parent-style-name="Standard">
      <style:paragraph-properties fo:line-height="150%" fo:text-align="justify" style:justify-single-word="false"/>
    </style:style>
    <style:style style:name="P13" style:family="paragraph" style:parent-style-name="Standard">
      <loext:graphic-properties draw:fill="solid" draw:fill-color="#ffffff"/>
      <style:paragraph-properties fo:line-height="150%" fo:text-align="justify" style:justify-single-word="false" fo:background-color="#ffffff"/>
    </style:style>
    <style:style style:name="P14" style:family="paragraph" style:parent-style-name="Standard">
      <style:text-properties fo:background-color="#00ffff"/>
    </style:style>
    <style:style style:name="P15" style:family="paragraph" style:parent-style-name="Standard">
      <style:paragraph-properties fo:text-align="center" style:justify-single-word="false"/>
      <style:text-properties fo:language="en" fo:country="GB"/>
    </style:style>
    <style:style style:name="P16" style:family="paragraph" style:parent-style-name="Standard">
      <style:paragraph-properties fo:margin-left="12.7mm" fo:margin-right="0mm" fo:text-align="justify" style:justify-single-word="false" fo:text-indent="12.7mm" style:auto-text-indent="false"/>
    </style:style>
    <style:style style:name="P17" style:family="paragraph" style:parent-style-name="Standard" style:master-page-name="Standard">
      <style:paragraph-properties fo:text-align="justify" style:justify-single-word="false" style:page-number="auto"/>
    </style:style>
    <style:style style:name="P18" style:family="paragraph" style:parent-style-name="a0">
      <style:paragraph-properties fo:margin-top="0mm" fo:margin-bottom="0mm" loext:contextual-spacing="false" fo:line-height="115%"/>
    </style:style>
    <style:style style:name="P19" style:family="paragraph" style:parent-style-name="desc">
      <style:paragraph-properties fo:text-align="justify" style:justify-single-word="false"/>
    </style:style>
    <style:style style:name="P20" style:family="paragraph" style:parent-style-name="desc">
      <loext:graphic-properties draw:fill="solid" draw:fill-color="#ffffff"/>
      <style:paragraph-properties fo:margin-top="0mm" fo:margin-bottom="0mm" loext:contextual-spacing="false" fo:text-align="justify" style:justify-single-word="false" fo:background-color="#ffffff"/>
    </style:style>
    <style:style style:name="P21" style:family="paragraph" style:parent-style-name="Título2">
      <style:paragraph-properties fo:text-align="justify" style:justify-single-word="false"/>
    </style:style>
    <style:style style:name="P22" style:family="paragraph" style:parent-style-name="Título2">
      <style:paragraph-properties fo:text-align="justify" style:justify-single-word="false"/>
      <style:text-properties fo:color="#000000" style:font-name="Arial Narrow" fo:font-size="11pt" fo:language="en" fo:country="US" style:font-name-asian="Arial1" style:font-size-asian="11pt" style:font-name-complex="Arial1" style:font-size-complex="11pt"/>
    </style:style>
    <style:style style:name="T1" style:family="text">
      <style:text-properties style:font-name="Arial Narrow"/>
    </style:style>
    <style:style style:name="T2" style:family="text">
      <style:text-properties style:font-name="Arial Narrow" fo:language="en" fo:country="US"/>
    </style:style>
    <style:style style:name="T3" style:family="text">
      <style:text-properties style:font-name="Arial Narrow" fo:language="en" fo:country="US" fo:font-weight="bold" style:font-weight-asian="bold"/>
    </style:style>
    <style:style style:name="T4" style:family="text">
      <style:text-properties style:font-name="Arial Narrow" fo:language="en" fo:country="US" fo:font-weight="bold" style:font-weight-asian="bold" style:font-name-complex="Helvetica"/>
    </style:style>
    <style:style style:name="T5" style:family="text">
      <style:text-properties style:font-name="Arial Narrow" fo:language="en" fo:country="US" fo:font-style="italic" style:font-style-asian="italic"/>
    </style:style>
    <style:style style:name="T6" style:family="text">
      <style:text-properties style:font-name="Arial Narrow" fo:language="en" fo:country="US" style:font-name-complex="Helvetica"/>
    </style:style>
    <style:style style:name="T7" style:family="text">
      <style:text-properties style:font-name="Arial Narrow" fo:font-weight="bold" style:font-weight-asian="bold"/>
    </style:style>
    <style:style style:name="T8" style:family="text">
      <style:text-properties style:font-name="Arial Narrow" fo:language="en" fo:country="GB"/>
    </style:style>
    <style:style style:name="T9" style:family="text">
      <style:text-properties style:font-name="Arial Narrow" fo:language="en" fo:country="GB" style:font-name-complex="Helvetica"/>
    </style:style>
    <style:style style:name="T10" style:family="text">
      <style:text-properties style:font-name="Arial Narrow" fo:font-size="11pt" fo:language="en" fo:country="US" style:font-size-asian="11pt" style:language-asian="en" style:country-asian="US" style:font-name-complex="Helvetica" style:font-size-complex="11pt"/>
    </style:style>
    <style:style style:name="T11" style:family="text">
      <style:text-properties style:font-name="Arial Narrow" fo:font-size="11pt" fo:language="en" fo:country="US" fo:font-weight="bold" style:font-size-asian="11pt" style:language-asian="en" style:country-asian="US" style:font-weight-asian="bold" style:font-name-complex="Helvetica" style:font-size-complex="11pt"/>
    </style:style>
    <style:style style:name="T12" style:family="text">
      <style:text-properties style:font-name="Arial Narrow" fo:font-style="italic" style:font-style-asian="italic"/>
    </style:style>
    <style:style style:name="T13" style:family="text">
      <style:text-properties fo:color="#1155cc" style:font-name="Arial Narrow" fo:language="en" fo:country="US" style:text-underline-style="solid" style:text-underline-width="auto" style:text-underline-color="font-color"/>
    </style:style>
    <style:style style:name="T14" style:family="text">
      <style:text-properties fo:color="#1155cc" style:font-name="Arial Narrow" style:text-underline-style="solid" style:text-underline-width="auto" style:text-underline-color="font-color"/>
    </style:style>
    <style:style style:name="T15" style:family="text">
      <style:text-properties fo:color="#000000" style:font-name="Arial Narrow" fo:font-size="11pt" fo:language="en" fo:country="US" style:font-name-asian="Arial1" style:font-size-asian="11pt" style:font-name-complex="Arial1" style:font-size-complex="11pt"/>
    </style:style>
    <style:style style:name="T16" style:family="text">
      <style:text-properties fo:color="#000000" style:font-name="Arial Narrow" fo:font-size="11pt" fo:language="en" fo:country="US" style:font-name-asian="Arial1" style:font-size-asian="11pt" style:font-size-complex="11pt"/>
    </style:style>
    <style:style style:name="T17" style:family="text">
      <style:text-properties fo:color="#000000" style:font-name="Arial Narrow" fo:font-size="11pt" fo:language="en" fo:country="US" fo:font-weight="bold" style:font-name-asian="Arial1" style:font-size-asian="11pt" style:font-weight-asian="bold" style:font-name-complex="Arial1" style:font-size-complex="11pt"/>
    </style:style>
    <style:style style:name="T18" style:family="text">
      <style:text-properties fo:color="#000000" style:font-name="Arial Narrow" fo:font-size="11pt" style:font-name-asian="Arial1" style:font-size-asian="11pt" style:font-name-complex="Arial1" style:font-size-complex="11pt"/>
    </style:style>
    <style:style style:name="T19" style:family="text">
      <style:text-properties fo:color="#000000" style:font-name="Arial Narrow" fo:font-size="11pt" fo:font-weight="bold" style:font-name-asian="Arial1" style:font-size-asian="11pt" style:font-weight-asian="bold" style:font-name-complex="Arial1" style:font-size-complex="11pt"/>
    </style:style>
    <style:style style:name="T20" style:family="text">
      <style:text-properties fo:color="#000000" style:font-name="Arial Narrow" fo:language="en" fo:country="US" style:font-name-asian="Arial1" style:font-name-complex="Arial1"/>
    </style:style>
    <style:style style:name="T21" style:family="text">
      <style:text-properties fo:color="#000000" style:font-name="MS Gothic" fo:font-size="11pt" fo:language="en" fo:country="US" style:font-name-asian="MS Gothic1" style:font-size-asian="11pt" style:font-name-complex="MS Gothic1" style:font-size-complex="11pt"/>
    </style:style>
    <style:style style:name="T22" style:family="text">
      <style:text-properties style:font-name="Cambria Math" fo:language="en" fo:country="US" style:font-name-complex="Cambria Math1"/>
    </style:style>
    <style:style style:name="T23" style:family="text">
      <style:text-properties fo:language="en" fo:country="GB"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PERSONAL INFORMATION</text:span></text:p>
      <text:p text:style-name="P3"/>
      <text:p text:style-name="P1"><text:span text:style-name="T3">Name</text:span><text:span text:style-name="T2">: <text:tab/><text:tab/>Björn Fredrik Johansson</text:span></text:p>
      <text:p text:style-name="P1"><text:span text:style-name="T3">Date of Birth:</text:span><text:span text:style-name="T2"> <text:tab/>1970-03-19</text:span></text:p>
      <text:p text:style-name="P1"><text:span text:style-name="T3">Place of Birth:</text:span><text:span text:style-name="T2"> <text:tab/>Örebro, Sweden</text:span></text:p>
      <text:p text:style-name="P1"><text:span text:style-name="T3">Nationality:</text:span><text:span text:style-name="T2"> <text:tab/>Swedish</text:span></text:p>
      <text:p text:style-name="P1"><text:span text:style-name="T3">Present address</text:span><text:span text:style-name="T2">: Department of Biology, University of Minho, Campus de Gualtar, 4710-057 Braga, Portugal</text:span></text:p>
      <text:p text:style-name="P1"><text:span text:style-name="T3">Phone:</text:span><text:span text:style-name="T2"> <text:tab/><text:tab/>+351 967 147 704 (Mobile)</text:span></text:p>
      <text:p text:style-name="P16"><text:span text:style-name="T2">+351-253 60 1517 (Office)</text:span></text:p>
      <text:p text:style-name="P16"><text:span text:style-name="T2">+351-253 60 4310 (Department secretary)</text:span></text:p>
      <text:p text:style-name="P16"><text:span text:style-name="T1">+351-253 678 980 (Fax)</text:span></text:p>
      <text:p text:style-name="P1"><text:span text:style-name="T7">E-mail:</text:span><text:span text:style-name="T1"> <text:tab/><text:tab/></text:span><text:a xlink:type="simple" xlink:href="mailto:bjorn_johansson@bio.uminho.pt" text:style-name="Internet_20_link" text:visited-style-name="Visited_20_Internet_20_Link"><text:span text:style-name="T1">bjorn_johansson@bio.uminho.pt</text:span></text:a></text:p>
      <text:p text:style-name="P8"/>
      <text:p text:style-name="P1"><text:span text:style-name="T3">Google Scholar:</text:span><text:span text:style-name="T2"><text:tab/></text:span><text:a xlink:type="simple" xlink:href="http://scholar.google.pt/citations?hl=en&amp;user=7AiEuJ4AAAAJ" text:style-name="Internet_20_link" text:visited-style-name="Visited_20_Internet_20_Link"><text:span text:style-name="T13">http://scholar.google.pt/citations?hl=en&amp;user=7AiEuJ4AAAAJ</text:span></text:a></text:p>
      <text:p text:style-name="P3"/>
      <text:p text:style-name="P3"/>
      <text:p text:style-name="P1"><text:span text:style-name="T3">EDUCATION</text:span></text:p>
      <text:p text:style-name="P3"/>
      <text:p text:style-name="P1"><text:span text:style-name="T3">Postgraduate: </text:span></text:p>
      <text:p text:style-name="P3"/>
      <text:p text:style-name="P1"><text:span text:style-name="T2">Ph.D. at the University of Lund, Sweden, 2001. Thesis entitled “Metabolic engineering of the pentose phosphate pathway of xylose fermenting </text:span><text:span text:style-name="T5">Saccharomyces cerevisiae</text:span><text:span text:style-name="T2">”. Department of Applied Microbiology, Supervisor: Prof. Bärbel Hahn-Hägerdal.</text:span></text:p>
      <text:p text:style-name="P3"/>
      <text:p text:style-name="P1"><text:span text:style-name="T3">Graduate:</text:span></text:p>
      <text:p text:style-name="P3"/>
      <text:p text:style-name="P1"><text:span text:style-name="T2">Masters degree in Chemical Engineering/Biotechnology with final grade 4/5. University of Lund, Sweden, 1995.</text:span></text:p>
      <text:p text:style-name="P4"/>
      <text:p text:style-name="P1"><text:span text:style-name="T3">PRESENT SITUATION</text:span></text:p>
      <text:p text:style-name="P3"/>
      <text:p text:style-name="P1"><text:span text:style-name="T2">Assistant Professor at the Biology Department, University of Minho (since 2004).</text:span></text:p>
      <text:p text:style-name="P3"/>
      <text:p text:style-name="P13"><text:span text:style-name="T3">Awards</text:span></text:p>
      <text:p text:style-name="P13"><text:span text:style-name="T2">American-Swedish Fulbright Grant. Visiting Scholar at the Lawrence Berkeley National Laboratory, Berkeley, USA, August 2014-January 2015.</text:span></text:p>
      <text:p text:style-name="P3"/>
      <text:p text:style-name="P3"/>
      <text:p text:style-name="P1"><text:span text:style-name="T3">FELLOWSHIPS</text:span></text:p>
      <text:p text:style-name="P3"/>
      <text:p text:style-name="P1"><text:span text:style-name="T2">Post-Doctoral fellowship (SFRH/BPD/7154/2001), at the Biology Department, University of Minho. 2002-2004. Supervisor Professor Manuela Côrte-Real.</text:span></text:p>
      <text:p text:style-name="P3"/>
      <text:p text:style-name="P1"><text:span text:style-name="T2">FCT short-term fellowship for a 2 months stay at the group of Professor Mark Ramsdale, Institute of Medical Sciences, University of Aberdeen, Scotland, 2 months, 2004.</text:span></text:p>
      <text:p text:style-name="P3"/>
      <text:p text:style-name="P1"><text:span text:style-name="T2">FEBS fellowship to attend the Advanced course “Transcriptome analyses: experimental design, microarray production and data analyses”, 12-23 July, 2004, Paris, France.</text:span></text:p>
      <text:p text:style-name="P3"/>
      <text:p text:style-name="P1"><text:soft-page-break/><text:span text:style-name="T2">FEBS fellowship to attend the Advanced course Basic Methods in Yeast Genetics and Molecular Biology, 12-23 July, 1999, Strasbourg, France.</text:span></text:p>
      <text:p text:style-name="P3"/>
      <text:p text:style-name="P1"><text:span text:style-name="T3">LANGUAGES</text:span></text:p>
      <text:p text:style-name="P3"/>
      <text:p text:style-name="P1"><text:span text:style-name="T2">Fluent Swedish and English, well-versed in Portuguese.</text:span></text:p>
      <text:p text:style-name="P1"><text:span text:style-name="T3">PROFESSIONAL EXPERIENCE</text:span></text:p>
      <text:p text:style-name="P3"/>
      <text:p text:style-name="P1"><text:span text:style-name="T2">Assistant Professor at the Biology Department, University of Minho, since November 2004. </text:span></text:p>
      <text:p text:style-name="P3"/>
      <text:p text:style-name="P1"><text:span text:style-name="T2">Post-Doctoral fellow at the Biology Department, University of Minho. </text:span><text:span text:style-name="T8">2002-2004. Supervisor Professor Manuela Côrte-Real.</text:span></text:p>
      <text:p text:style-name="P10"/>
      <text:p text:style-name="P10"/>
      <text:p text:style-name="P1"><text:span text:style-name="T4">TEACHING ACTIVITIES</text:span></text:p>
      <text:p text:style-name="P5"/>
      <text:p text:style-name="P1"><text:span text:style-name="T4">Last 6 years</text:span></text:p>
      <text:p text:style-name="P1"><text:span text:style-name="T4">Graduate</text:span></text:p>
      <text:p text:style-name="P1"><text:span text:style-name="T6">- Genetics and Molecular Biotechnology, </text:span><text:span text:style-name="T4">Coordinator</text:span><text:span text:style-name="T6"> (Masters in Molecular Genetics) (Fall 2008/2009; 2013/2014) Co-Instructor (Fall 2010/2011)</text:span></text:p>
      <text:p text:style-name="P1"><text:span text:style-name="T6">- Cellular Biophysics, </text:span><text:span text:style-name="T4">Coordinator</text:span><text:span text:style-name="T6">, (Integrated Masters in Biophysics and Bionano Systems) (Spring 2010/2011; 2011/2012; 2012/2013)</text:span></text:p>
      <text:p text:style-name="P1"><text:span text:style-name="T6">- Molecular Biophysics, Co-Instructor, (Integrated Masters in Biophysics and Bionano Systems) (Spring 2010/2011; 2011/2012; 2012/2013) </text:span></text:p>
      <text:p text:style-name="P1"><text:span text:style-name="T6">- International Advanced course on “Bioinformatics in Health Sciences”, </text:span><text:span text:style-name="T4">Coordinator</text:span><text:span text:style-name="T6"> (December 2009, 2010, 2011), University of Minho. </text:span></text:p>
      <text:p text:style-name="P18"><text:span text:style-name="T10">- International Advanced course on " Mammalian and Yeast as Complementary Cell Models in Programmed Cell Death”, Course Instructor, (May 2010), University of Minho.</text:span></text:p>
      <text:p text:style-name="P1"><text:span text:style-name="T6">- Microbiology, 4 lectures, (Master of Science in Chemical Engineering), (May 2010), University of Lund, Sweden, in the scope of the Erasmus Program.</text:span></text:p>
      <text:p text:style-name="P1"><text:span text:style-name="T6">- Signaling, Genetic Expression and post-transcriptional regulation, Co-Instructor (Masters in Molecular Genetics) (Fall 2007/2008.</text:span></text:p>
      <text:p text:style-name="P6"/>
      <text:p text:style-name="P1"><text:span text:style-name="T4">Undergraduate</text:span></text:p>
      <text:p text:style-name="P1"><text:span text:style-name="T6">- Molecular Genetics and Bioinformatics, </text:span><text:span text:style-name="T4">Coordinator</text:span><text:span text:style-name="T6"> (Applied Biology Course) (Fall 2008/2009; 2009/2010; 2010/2011 Spring 2011/2012; 2012/2013)</text:span></text:p>
      <text:p text:style-name="P1"><text:span text:style-name="T6">- Bioinformatics Co-Instructor (Integrated Masters in Biomedical Engineering) (Fall 2007/2008; 2008/2009; 2009/2010; 2010/2011; 2011/2012; 2012/2013; 2013/2014)</text:span></text:p>
      <text:p text:style-name="P1"><text:span text:style-name="T6">- Microbiology, Co-Instructor (Biology and Geology Course) Fall 2009/2010</text:span></text:p>
      <text:p text:style-name="P1"><text:span text:style-name="T6">- Integrated Laboratories of Biology, Co-Instructor (Integrated Masters in Biological Engineering) Fall 2009/2010</text:span></text:p>
      <text:p text:style-name="P3"/>
      <text:p text:style-name="P3"/>
      <text:p text:style-name="P1"><text:span text:style-name="T3">PUBLICATIONS </text:span></text:p>
      <text:p text:style-name="P1"><text:span text:style-name="T3">In Scientific peer-reviewed journals:</text:span></text:p>
      <text:p text:style-name="P4"/>
      <text:p text:style-name="P20"><text:span text:style-name="T15">(25) Barroca M, Santos G,</text:span><text:span text:style-name="T20"> </text:span><text:span text:style-name="T17">Johansson B</text:span><text:span text:style-name="T15">, Gillotin F, Feller G, Collins T. (2017). </text:span><text:a xlink:type="simple" xlink:href="https://www.ncbi.nlm.nih.gov/pubmed/27871378" text:style-name="Internet_20_link" text:visited-style-name="Visited_20_Internet_20_Link"><text:span text:style-name="T16">Deciphering the factors defining the pH-dependence of a commercial glycoside hydrolase family 8 enzyme.</text:span></text:a><text:span text:style-name="T15"> Enzyme Microb Technol. 96:163-169. doi: 10.1016/j.enzmictec.2016.10.011. </text:span></text:p>
      <text:p text:style-name="P4"/>
      <text:p text:style-name="P19"><text:soft-page-break/><text:span text:style-name="T18">(24) Costa CE, Romaní A, Cunha JT, </text:span><text:span text:style-name="T19">Johansson B</text:span><text:span text:style-name="T18">, Domingues L. (2017). </text:span><text:span text:style-name="T15">I</text:span><text:a xlink:type="simple" xlink:href="https://www.ncbi.nlm.nih.gov/pubmed/28013133" text:style-name="Internet_20_link" text:visited-style-name="Visited_20_Internet_20_Link">ntegrated approach for selecting efficient Saccharomyces cerevisiae for industrial lignocellulosic fermentations: Importance of yeast chassis linked to process conditions.</text:a><text:span text:style-name="T15"> Bioresour Technol. 227:24-34. doi: 10.1016/j.biortech.2016.12.016. [Epub ahead of print].</text:span></text:p>
      <text:p text:style-name="P21"><text:span text:style-name="T15">(23) Pereira F, Azevedo F, Parachin NS, Hahn-Hägerdal B, Gorwa-Grauslund MF, </text:span><text:span text:style-name="T17">Johansson B</text:span><text:span text:style-name="T15"> (2016). </text:span><text:a xlink:type="simple" xlink:href="https://www.ncbi.nlm.nih.gov/pubmed/26916955" text:style-name="Internet_20_link" text:visited-style-name="Visited_20_Internet_20_Link">Yeast Pathway Kit: A Method for Metabolic Pathway Assembly with Automatically Simulated Executable Documentation.</text:a><text:span text:style-name="T15"> ACS Synth Biol 5(5):386-94. doi: 10.1021/acssynbio.5b00250.</text:span></text:p>
      <text:p text:style-name="P22"/>
      <text:p text:style-name="P21"><text:span text:style-name="T18">(22) Carvalho DO, Oliveira R, </text:span><text:span text:style-name="T19">Johansson B</text:span><text:span text:style-name="T18">, Guido LF. </text:span><text:span text:style-name="T15">(2016). Dose-Dependent Protective and Inductive Effects</text:span><text:span text:style-name="T21"> </text:span><text:span text:style-name="T15">of Xanthohumol on Oxidative DNA Damage in</text:span><text:span text:style-name="T21"> </text:span><text:span text:style-name="T15">Saccharomyces cerevisiae. Food Technol Biotechnol. 54(1):60-69.</text:span></text:p>
      <text:p text:style-name="P4"/>
      <text:p text:style-name="P1"><text:span text:style-name="T1">(21) Pereira F, Azevedo F, Carvalho A, Ribeiro GF, Budde MW, </text:span><text:span text:style-name="T7">Johansson B</text:span><text:span text:style-name="T1">. (2015). </text:span><text:span text:style-name="T2">Pydna: a simulation and documentation tool for DNA assembly strategies using python. BMC Bioinformatics. 2;16:142. doi: 10.1186/s12859-015-0544-x.</text:span></text:p>
      <text:p text:style-name="P3"/>
      <text:p text:style-name="P1"><text:span text:style-name="T2">(20) Romaní A, Pereira F, </text:span><text:span text:style-name="T3">Johansson B</text:span><text:span text:style-name="T2"> and Domingues L. (2015). Metabolic engineering of Saccharomyces cerevisiae ethanol strains PE-2 and CAT-1 for efficient lignocellulosic fermentation. </text:span><text:span text:style-name="T1">Bioresour Technol. 179C, 150–158.</text:span></text:p>
      <text:p text:style-name="P8"/>
      <text:p text:style-name="P1"><text:span text:style-name="T1">(19) Carmello JC, Pavarina AC, Oliveira R, </text:span><text:span text:style-name="T7">Johansson B</text:span><text:span text:style-name="T1">. (2015). </text:span><text:span text:style-name="T2">Genotoxic effect of photodynamic therapy mediated by curcumin on Candida albicans. </text:span><text:span text:style-name="T1">FEMS Yeast Res. 15(4):fov018. doi: 10.1093/femsyr/fov018. Epub 2015 Apr 2.</text:span></text:p>
      <text:p text:style-name="P8"/>
      <text:p text:style-name="P1"><text:span text:style-name="T1">(18) Carvalho A, Pereira F and </text:span><text:span text:style-name="T7">Johansson B</text:span><text:span text:style-name="T1">.</text:span><text:span text:style-name="T7"> </text:span><text:span text:style-name="T1">(2013). </text:span><text:span text:style-name="T2">The MX4blaster cassette: repeated and clean </text:span><text:span text:style-name="T5">Saccharomyces cerevisiae </text:span><text:span text:style-name="T2"><text:s/>genome modification using the genome</text:span><text:span text:style-name="T22">‐</text:span><text:span text:style-name="T2">wide deletion collection FEMS Yeast Research 13 (8), 711-719.</text:span></text:p>
      <text:p text:style-name="P3"/>
      <text:p text:style-name="P1"><text:span text:style-name="T1">(17) Bessa D, Pereira F, Moreira R, </text:span><text:span text:style-name="T7">Johansson B</text:span><text:span text:style-name="T1">• and Queirós O•. </text:span><text:span text:style-name="T8">(2012). </text:span><text:span text:style-name="T2">Improved gap repair cloning in yeast: treatment of the gapped vector with Taq DNA polymerase avoids vector self-ligation. Yeast. 29(10):419-23. •These authors contributed equally to this work.</text:span></text:p>
      <text:p text:style-name="P3"/>
      <text:p text:style-name="P1"><text:span text:style-name="T2">(16) Marques F, Azevedo F and </text:span><text:span text:style-name="T3">Johansson B</text:span><text:span text:style-name="T2">. (2011). Stimulation of DNA repair in </text:span><text:span text:style-name="T5">Saccharomyces cerevisiae</text:span><text:span text:style-name="T2"> by Ginkgo biloba leaf extract. Food Chem. Toxicol., 49: 1361–1366. </text:span><text:span text:style-name="T1">(Accessed March 29, 2012).</text:span></text:p>
      <text:p text:style-name="P8"/>
      <text:p text:style-name="P1"><text:span text:style-name="T1">(15) Azevedo F, Marques F, Fokt H, Oliveira R, </text:span><text:span text:style-name="T7">Johansson B</text:span><text:span text:style-name="T1">. (2011). </text:span><text:span text:style-name="T2">Measuring oxidative DNA damage and DNA repair using the Yeast Comet Assay. Yeast. 28: 55-61.</text:span></text:p>
      <text:p text:style-name="P3"/>
      <text:p text:style-name="P1"><text:span text:style-name="T1">(14) Vieira N, Pereira F, Casal M, Brown AJ, Paiva S and </text:span><text:span text:style-name="T7">Johansson B</text:span><text:span text:style-name="T1">. (2010). </text:span><text:span text:style-name="T2">Plasmids for in vivo construction of integrative </text:span><text:span text:style-name="T5">Candida albicans</text:span><text:span text:style-name="T2"> vectors in </text:span><text:span text:style-name="T5">Saccharomyces cerevisiae</text:span><text:span text:style-name="T2">. Yeast. 27: 933-9.</text:span></text:p>
      <text:p text:style-name="P3"/>
      <text:p text:style-name="P1"><text:span text:style-name="T2">(13) Vieira N, Casal M, </text:span><text:span text:style-name="T3">Johansson B</text:span><text:span text:style-name="T2">, Maccallum DM, Brown AJ and Paiva S. (2010). Functional specialization and differential regulation of short chain carboxylic acid transporters in the pathogen </text:span><text:span text:style-name="T5">Candida albicans</text:span><text:span text:style-name="T2">. </text:span><text:span text:style-name="T1">Mol Microbiol 75: 1337-54.</text:span></text:p>
      <text:p text:style-name="P8"/>
      <text:p text:style-name="P1"><text:span text:style-name="T1">(12) Pereira C, Silva RD, Saraiva L, </text:span><text:span text:style-name="T7">Johansson B</text:span><text:span text:style-name="T1">, Sousa MJ and Côrte-Real M. (2008). </text:span><text:span text:style-name="T2">Mitochondria dependent apoptosis in yeast. Biochim Biophys Acta. 1783: 1286-302. </text:span></text:p>
      <text:p text:style-name="P3"/>
      <text:p text:style-name="P1"><text:span text:style-name="T2">(11) Ribeiro GF, Corte-Real M and </text:span><text:span text:style-name="T3">Johansson B</text:span><text:span text:style-name="T2">. (2006). Characterization of DNA Damage in Yeast Apoptosis Induced by Hydrogen Peroxide, Acetic Acid, and Hyperosmotic Shock. (2006) Mol Biol Cell 17:4584-4591.</text:span></text:p>
      <text:p text:style-name="P3"/>
      <text:p text:style-name="P1"><text:soft-page-break/><text:span text:style-name="T2">(10) Silva RD, Sotoca R, </text:span><text:span text:style-name="T3">Johansson B</text:span><text:span text:style-name="T2">, Ludovico P, Sansonetty F, Silva MT, Peinado JM and Côrte-Real M. (2005). Hyperosmotic stress induces metacaspase- and mitochondria-dependent apoptosis in </text:span><text:span text:style-name="T5">Saccharomyces cerevisiae</text:span><text:span text:style-name="T2">. RDS and RS contributed equally to the work. Mol Microbiol 58: 824-834.</text:span></text:p>
      <text:p text:style-name="P3"/>
      <text:p text:style-name="P1"><text:span text:style-name="T2">(9) Davidsson R, </text:span><text:span text:style-name="T3">Johansson B</text:span><text:span text:style-name="T2">, Passoth V, Bengtsson M, Laurell T, Emnéus JA. (2004). Microfluidic system for monitoring the dynamics of cellular events: time separated production of glucose and ethanol by yeast cells immobilized on silicon microchips, using immobilized enzyme microchip catalyzed chemiluminescence detection. Lab on a chip 4(5): 488-494.</text:span></text:p>
      <text:p text:style-name="P3"/>
      <text:p text:style-name="P1"><text:span text:style-name="T2">(8) Jeppson M, Träff K, </text:span><text:span text:style-name="T3">Johansson B</text:span><text:span text:style-name="T2">, Hahn-Hägerdal B and Gorwa-Grauslund MF. (2003). Effect of enhanced xylose reductase activity on xylose consumption and product distribution in xylose-fermenting recombinant </text:span><text:span text:style-name="T5">Saccharomyces cerevisiae</text:span><text:span text:style-name="T2">. FEMS Yeast research 3: 167-175.</text:span></text:p>
      <text:p text:style-name="P3"/>
      <text:p text:style-name="P1"><text:span text:style-name="T2">(7) Jeppson M, </text:span><text:span text:style-name="T3">Johansson B</text:span><text:span text:style-name="T2">, Jensen PR, Hahn-Hägerdal B and Gorwa-Grauslund MF. (2003). Reduced by-product formation from xylose by modulation of the glucose 6-phosphate dehydrogenase gene of </text:span><text:span text:style-name="T5">Saccharomyces cerevisiae</text:span><text:span text:style-name="T2">. Yeast 20: 1263-1272.</text:span></text:p>
      <text:p text:style-name="P3"/>
      <text:p text:style-name="P1"><text:span text:style-name="T2">(6) Zaldivar J, Borges A, </text:span><text:span text:style-name="T3">Johansson B</text:span><text:span text:style-name="T2">, Smits HP, Villas-Bôas SG, Nielsen J and Olsson L. (2002). Fermentation performance and intracellular metabolite patterns in laboratory and industrial xylose fermenting </text:span><text:span text:style-name="T5">Saccharomyces cerevisiae</text:span><text:span text:style-name="T2">. Applied Microbiology and Biotechnology 59: 436-442.</text:span></text:p>
      <text:p text:style-name="P3"/>
      <text:p text:style-name="P1"><text:span text:style-name="T2">(5) </text:span><text:span text:style-name="T3">Johansson B</text:span><text:span text:style-name="T2"> and Hahn-Hägerdal B. (2002). The non-oxidative pentose phosphate pathway controls the fermentation rate of xylulose but not of xylose in </text:span><text:span text:style-name="T5">Saccharomyces cerevisiae</text:span><text:span text:style-name="T2"> TMB3001. FEMS Yeast research 2: 277-282.</text:span></text:p>
      <text:p text:style-name="P3"/>
      <text:p text:style-name="P1"><text:span text:style-name="T2">(4) Jeppson M•, </text:span><text:span text:style-name="T3">Johansson B</text:span><text:span text:style-name="T2">•, Hahn-Hägerdal B and Gorwa-Grauslund MF (2002). Reduced Oxidative Pentose Phosphate Pathway Flux in Recombinant Xylose Utilising </text:span><text:span text:style-name="T5">Saccharomyces cerevisiae</text:span><text:span text:style-name="T2"> strains improves the ethanol formation from xylose. Applied and Environmental Microbiology 68: 1604-1609 •MJ and BJ contributed equally to this paper.</text:span></text:p>
      <text:p text:style-name="P3"/>
      <text:p text:style-name="P1"><text:span text:style-name="T2">(3) </text:span><text:span text:style-name="T3">Johansson B</text:span><text:span text:style-name="T2">. and Hahn-Hägerdal B. (2002). Over-expression of the pentose phosphate pathway using a new CRE/loxP expression vector for repeated genomic integration in </text:span><text:span text:style-name="T5">Saccharomyces cerevisiae</text:span><text:span text:style-name="T2">. Yeast 19: 225-231.</text:span></text:p>
      <text:p text:style-name="P3"/>
      <text:p text:style-name="P1"><text:span text:style-name="T2">(2) Johansson B, Christensson C, Hobley T and Hahn-Hägerdal B. (2001). Xylulokinase overexpression in two strains of </text:span><text:span text:style-name="T5">Saccharomyces cervisiae</text:span><text:span text:style-name="T2"> also expressing xylose reductase and xylitol dehydrogenase and its effect on fermentation of xylose and ligno-cellulosic hydrolysate. Applied and Environmental Microbiology 67: 4249-4255.</text:span></text:p>
      <text:p text:style-name="P3"/>
      <text:p text:style-name="P1"><text:span text:style-name="T2">(1) Eliasson A, Boles E, </text:span><text:span text:style-name="T3">Johansson B</text:span><text:span text:style-name="T2">, Österberg M, Thevelein J M, Spencer-Martins I, Juhnke H and Hahn-Hägerdal B. (2000). Xylulose fermentation by mutant and wild-type strains of </text:span><text:span text:style-name="T5">Zygosaccharomyces</text:span><text:span text:style-name="T2"> and </text:span><text:span text:style-name="T5">Saccharomyces cerevisiae</text:span><text:span text:style-name="T2">. Applied Microbiology and Biotechnology 53: 376-382.</text:span></text:p>
      <text:p text:style-name="P3"/>
      <text:p text:style-name="P1"><text:span text:style-name="T3">Book Chapters</text:span></text:p>
      <text:p text:style-name="P3"/>
      <text:p text:style-name="P1"><text:span text:style-name="T2">(4) Oliveira R and </text:span><text:span text:style-name="T3">Johansson B</text:span><text:span text:style-name="T2">. Quantitative DNA Damage and Repair Measurement with the Yeast Comet Assay. In DNA Repair Protocols. Methods in molecular biology (Clifton, NJ) 920, 101 Invited chapter, editor Lotte Bjergbaek.</text:span></text:p>
      <text:p text:style-name="P3"/>
      <text:p text:style-name="P1"><text:span text:style-name="T1">(3) </text:span><text:span text:style-name="T7">Johansson B</text:span><text:span text:style-name="T1">, Saraiva L and Corte-Real M. Chapter “Nutrição e crescimento microbiano” in "Microbiologia Geral" (Vol. </text:span><text:span text:style-name="T2">I, p.N/A), Lisboa: Editora Lidel. ISBN: 978-972-757-024-9.</text:span></text:p>
      <text:p text:style-name="P3"/>
      <text:p text:style-name="P1"><text:soft-page-break/><text:span text:style-name="T2">(2) </text:span><text:span text:style-name="T3">Johansson B</text:span><text:span text:style-name="T2"> and Hahn-Hägerdal B. (2004). Multiple gene expression by chromosomal integration and CRE-loxP mediated marker recycling in Saccharomyces cerevisiae, 287-296 . In P. Balbas and A. Lorence (ed.), Recombinant Gene Expression: Reviews and Protocols, 2 ed. Humana Press. ISBN: 1-58829-262-2.</text:span></text:p>
      <text:p text:style-name="P3"/>
      <text:p text:style-name="P1"><text:span text:style-name="T2">(1) Koebmann BJ, Tornø J, </text:span><text:span text:style-name="T3">Johansson B</text:span><text:span text:style-name="T2"> and Jensen PR. (2003). Experimental modulation of gene expression, p. 155-179. In B. N. Kholodenko and H. V. Westerhoff (ed.), Metabolic Engineering in the Post Genomic Era. Horizon Scientific Press. ISBN: 0-9545232-2-9.</text:span></text:p>
      <text:p text:style-name="P3"/>
      <text:p text:style-name="P1"><text:span text:style-name="T3">Educational Research:</text:span></text:p>
      <text:p text:style-name="P4"/>
      <text:p text:style-name="P1"><text:span text:style-name="T2">(1) Azevedo M, Duarte S, Paiva S and Johansson B. (2013). Implementation of a laboratory teaching module on human physiology to Portuguese students in regular Biology classes. Education Research Journal 3(7): 180- 191.</text:span></text:p>
      <text:p text:style-name="P3"/>
      <text:p text:style-name="P4"/>
      <text:p text:style-name="P1"><text:span text:style-name="T3">Abstracts in Proceedings</text:span></text:p>
      <text:p text:style-name="P3"/>
      <text:p text:style-name="P1"><text:span text:style-name="T2">(7) Vieira N, Pereira F, Paiva S, Casal M, Brown A and </text:span><text:span text:style-name="T3">Johansson B</text:span><text:span text:style-name="T2">. Plasmids for in vivo construction of integrative Candida albicans vectors in Saccharomyces cerevisiae. 25th International Conference on Yeast Genetics and Molecular biology. Olsztyn, Poland. 11-16 July 2011. Yeast Vol 28, Supp 1. </text:span></text:p>
      <text:p text:style-name="P3"/>
      <text:p text:style-name="P1"><text:span text:style-name="T1">(6) Azevedo F, Oliveira R, </text:span><text:span text:style-name="T7">Johansson B</text:span><text:span text:style-name="T1">. (2009). </text:span><text:span text:style-name="T2">Studies of DNA repair and toxicity after an oxidative challenge by hydrogen peroxide in Saccharomyces cerevisiae. YEAST, Volume 26 Issue S1, Pages S19 - S259. Supplement: Abstracts of the 24th International Conference on Yeast Genetics and Molecular</text:span></text:p>
      <text:p text:style-name="P1"><text:span text:style-name="T2">Biology, Manchester, UK. July 2009.</text:span></text:p>
      <text:p text:style-name="P3"/>
      <text:p text:style-name="P1"><text:span text:style-name="T2">(5) Vieira N, Casal M, </text:span><text:span text:style-name="T3">Johansson B</text:span><text:span text:style-name="T2">, MacCallum D, Odds F, Brown A and Paiva S. (2009). Functional specialization and differential regulation of short chain carboxylic acid transporters in the pathogen Candida albicans. YEAST, Volume 26 Issue S1, Pages S19 - S259. Supplement: Abstracts of the 24th International Conference on Yeast Genetics and Molecular Biology, Manchester, UK. July 2009.</text:span></text:p>
      <text:p text:style-name="P3"/>
      <text:p text:style-name="P1"><text:span text:style-name="T2">(4) </text:span><text:span text:style-name="T3">Johansson B</text:span><text:span text:style-name="T2"> and Côrte-Real M. (2003). A new two-hybrid technique for screening of cytochrome C-protein interactions. Yeast, 20. Book of abstracts of the XXI International Conference on Yeast Genetics and Molecular Biology, Göteborg, Sweden.</text:span></text:p>
      <text:p text:style-name="P1"><text:span text:style-name="T2">(3) Jeppsson M, </text:span><text:span text:style-name="T3">Johansson B</text:span><text:span text:style-name="T2">, Träff K, Hahn-Hägerdal B and Gorwa-Grauslund MF. (2003). Use of metabolic engineering to enhance xylose consumption rate yield in recombinant Saccharomyces cerevisiae. Yeast, 20. Book of abstracts of the XXI International Conference on Yeast Genetics and Molecular Biology, Göteborg, Sweden.</text:span></text:p>
      <text:p text:style-name="P3"/>
      <text:p text:style-name="P1"><text:span text:style-name="T2">(2) Davidsson R, Bengtsson M, </text:span><text:span text:style-name="T3">Johansson B</text:span><text:span text:style-name="T2">, Passoth V, Laurell T and Emnéus J. (2001). A micro total analysis system (</text:span><text:span text:style-name="T1">μ</text:span><text:span text:style-name="T2">TAS) for monitoring immobilized yeast cells using an enzymatic chemiluminescent detection system. In Micro Total Analysis Systems, pp 287-288, Eds. Michael Ramsey &amp; Albert van den Berg, Kluwer Academic Publishers, Dordrecht 2001. The </text:span><text:span text:style-name="T1">μ</text:span><text:span text:style-name="T2">TAS 2001 Symposium, Monterey, CA, USA, 21-25 October 2001.</text:span></text:p>
      <text:p text:style-name="P3"/>
      <text:p text:style-name="P1"><text:span text:style-name="T2">(1)</text:span><text:span text:style-name="T3"> Johansson B</text:span><text:span text:style-name="T2">, Piskur J, Hahn-Hägerdal B and Jensen PR. (1999). Artificial promoters for metabolic optimization of Saccharomyces cerevisiae. Current Genetics, 35 Book of Abstracts of the XIX International Conference on Yeast Genetics and Molecular Biology, Rimini, Italy.</text:span></text:p>
      <text:p text:style-name="P3"/>
      <text:p text:style-name="P3"/>
      <text:p text:style-name="P1"><text:span text:style-name="T3">PROJECTS</text:span></text:p>
      <text:p text:style-name="P3"/>
      <text:p text:style-name="P1"><text:soft-page-break/><text:span text:style-name="T3">Ongoing Projects:</text:span></text:p>
      <text:p text:style-name="P4"/>
      <text:p text:style-name="P1"><text:span text:style-name="T9">Member of the research project EcoAgriFood: Innovative green products and processes to promote Agri-Food BioEconomy. Ref.: NORTE-01-0145-FEDER-000009. Starting Date: 01/06/2016. Closing Date: 31/05/2019. Total Budget: 1.289.747,00€.</text:span></text:p>
      <text:p text:style-name="P3"/>
      <text:p text:style-name="P3"/>
      <text:p text:style-name="P1"><text:span text:style-name="T3">Concluded projects:</text:span></text:p>
      <text:p text:style-name="P4"/>
      <text:p text:style-name="P1"><text:span text:style-name="T2">Principal Investigator of the project “MycoFat: Metabolic engineering of yeast fatty acids synthesis for biodiesel production”. Project financed by FCT, PTDC/AAC-AMB/120940/2010. Budget 110.920,00€.</text:span></text:p>
      <text:p text:style-name="P3"/>
      <text:p text:style-name="P1"><text:span text:style-name="T2">Member of the project "Unravelling the determinants of xylanase function and stability and enhancing the biotechnological value of a highly active Antarctic xylanase." Project financed by FCT, EXPL/BBB-BIO/1772/2013 PI James Anthony, Collins Universidade do Minho Project will start in April 2014. Budget 43.590,00€.</text:span></text:p>
      <text:p text:style-name="P3"/>
      <text:p text:style-name="P1"><text:span text:style-name="T2">Lead partner in Work Package 2 - Ethanol Production of the New Improvements for Ligno-cellulosic Ethanol (NILE) Integrated Project carried out within the 6th Framework Program of the European Union. </text:span><text:span text:style-name="T1">2008-2009 </text:span><text:a xlink:type="simple" xlink:href="http://www.nile-bioethanol.org" text:style-name="Internet_20_link" text:visited-style-name="Visited_20_Internet_20_Link"><text:span text:style-name="T14">http://www.nile-bioethanol.org</text:span></text:a></text:p>
      <text:p text:style-name="P8"/>
      <text:p text:style-name="P1"><text:span text:style-name="T1">Member of the research project PTDC/BIA-BCM/69448/2006 “Elucidação da apoptose induzida pela ceramida: modulação das isoformas da cínase C de proteína”. PI Professor Manuela Côrte-Real (2008-2010).</text:span></text:p>
      <text:p text:style-name="P8"/>
      <text:p text:style-name="P1"><text:span text:style-name="T1">Member of the research project NaturPlas – Novos materiais com base em recursos naturais da euro- região: aplicações na indústria automóvel. </text:span><text:span text:style-name="T2">Project financed by the program INTERREG III A, from 2004- 2005, and coordinated by Professor António Cunha.</text:span></text:p>
      <text:p text:style-name="P3"/>
      <text:p text:style-name="P1"><text:span text:style-name="T2">Participation in research projects as a PhD student at the Department of Applied Microbiology, University of Lund, Sweden.</text:span></text:p>
      <text:p text:style-name="P4"/>
      <text:p text:style-name="P4"/>
      <text:p text:style-name="P1"><text:span text:style-name="T3">ORGANIZATION OF SCIENTIFIC MEETINGS AND ADVANCED COURSES</text:span></text:p>
      <text:p text:style-name="P3"/>
      <text:p text:style-name="P12"><text:span text:style-name="T2">Member of the organizing Committee of the Advanced Course “Advances in Microbial Genomics and Bioinformatics”. Department of Biology, University of Minho, 7-19 July 2014. </text:span></text:p>
      <text:p text:style-name="P7"/>
      <text:p text:style-name="Header"><text:span text:style-name="T2">Member of the organizing Committee of the national conference XXXIX Jornadas Portuguesas da Genética. 25 – 27 May 2015, Braga, Portugal.</text:span></text:p>
      <text:p text:style-name="P3"/>
      <text:p text:style-name="P1"><text:span text:style-name="T2">Member of the organizing Committee of the "International Advanced course on Bioinformatics in Health Sciences”, December 2009 and December 2010. </text:span><text:span text:style-name="T1">University of Minho, Portugal.</text:span></text:p>
      <text:p text:style-name="P8"/>
      <text:p text:style-name="P1"><text:span text:style-name="T1">National Congress “XXXV Jornadas Portuguesas de Genética”, 31 May-2 June 2010, Braga, Portugal. </text:span><text:span text:style-name="T2">International Congress: “26th Small Meeting on Yeast Transport and Energetics”, 6-9 September 2008, Braga, Portugal.</text:span></text:p>
      <text:p text:style-name="P1"><text:span text:style-name="T2">National Congress MICRO’07-BIOTEC’07, December 2007, Lisbon.</text:span></text:p>
      <text:p text:style-name="P3"/>
      <text:p text:style-name="P1"><text:span text:style-name="T2">National Congress MICRO’05-BIOTEC’05, 30 November-3 December, 2005, Póvoa de</text:span></text:p>
      <text:p text:style-name="P1"><text:span text:style-name="T2">Varzim.</text:span></text:p>
      <text:p text:style-name="P3"/>
      <text:p text:style-name="P3"><text:soft-page-break/></text:p>
      <text:p text:style-name="P3"/>
      <text:p text:style-name="P3"/>
      <text:p text:style-name="P1"><text:span text:style-name="T3">RELEVANT COURSES</text:span></text:p>
      <text:p text:style-name="P3"/>
      <text:p text:style-name="P1"><text:span text:style-name="T2">Effective Teaching, by Richard Felder and Rebecca Brent, 9-10 May 2005, University of Minho.</text:span></text:p>
      <text:p text:style-name="P3"/>
      <text:p text:style-name="P1"><text:span text:style-name="T2">FEBS Advanced course “Transcriptome analyses: experimental design, microarray production and data analyses”, 12-23 July, 2004, Paris, France.</text:span></text:p>
      <text:p text:style-name="P3"/>
      <text:p text:style-name="P1"><text:span text:style-name="T2">Light Microscopy and Advanced Imaging Principles and Good Practice. 26-30 May, 2003, University of Minho, Braga, Portugal.</text:span></text:p>
      <text:p text:style-name="P3"/>
      <text:p text:style-name="P1"><text:span text:style-name="T2">FEBS Advanced course Basic Methods in Yeast Genetics and Molecular Biology, 12-23 July, 1999, Strasbourg, France.</text:span></text:p>
      <text:p text:style-name="P3"/>
      <text:p text:style-name="P1"><text:span text:style-name="T2">Advanced course on Metabolic Engineering, 6-13 June, 1998, Lyngby, Denmark.</text:span></text:p>
      <text:p text:style-name="P3"/>
      <text:p text:style-name="P1"><text:span text:style-name="T2">Advanced Microbiology course. 1997, Department of Applied Microbiology, Lund University, Sweden.</text:span></text:p>
      <text:p text:style-name="P4"/>
      <text:p text:style-name="P4"/>
      <text:p text:style-name="P1"><text:span text:style-name="T3">RESEARCH MENTORING</text:span></text:p>
      <text:p text:style-name="P3"/>
      <text:p text:style-name="P1"><text:span text:style-name="T3">Post-Doctoral Fellows:</text:span></text:p>
      <text:p text:style-name="P4"/>
      <text:p text:style-name="P1"><text:span text:style-name="T1">César Fonseca. Universidade Nova de Lisboa. 2008-2009.</text:span></text:p>
      <text:p text:style-name="P8"/>
      <text:p text:style-name="P1"><text:span text:style-name="T3">PhD Students:</text:span></text:p>
      <text:p text:style-name="P4"/>
      <text:p text:style-name="Standard"><text:span text:style-name="T1">Mário Barroca. University of Minho. Ongoing.</text:span></text:p>
      <text:p text:style-name="P11"/>
      <text:p text:style-name="P1"><text:span text:style-name="T1">Flávio Azevedo. </text:span><text:span text:style-name="T2">Thesis entitled Metabolic engineering of fatty acid and high value wax ester production in </text:span><text:span text:style-name="T5">Saccharomyces cerevisiae</text:span><text:span text:style-name="T2">. University of Minho. Ongoing.</text:span></text:p>
      <text:p text:style-name="P3"/>
      <text:p text:style-name="P1"><text:span text:style-name="T8">Gabriela Ribeiro (FCT grant SFRH/BD/42565/2007). </text:span><text:span text:style-name="T2">University of Minho. Concluded 25 June 2015.</text:span></text:p>
      <text:p text:style-name="P3"/>
      <text:p text:style-name="Standard"><text:span text:style-name="T2">Filipa Pereira. Thesis entitled “</text:span><text:bookmark text:name="_GoBack"/><text:span text:style-name="T2">Engineering of core Pentose Metabolism in </text:span><text:span text:style-name="T5">Saccharomyces cerevisiae</text:span><text:span text:style-name="T2"> for Bio-ethanol Production”. University of Minho. Concluded 19 December 2013.</text:span></text:p>
      <text:p text:style-name="P3"/>
      <text:p text:style-name="P3"/>
      <text:p text:style-name="P1"><text:span text:style-name="T3">Master Students:</text:span></text:p>
      <text:p text:style-name="P4"/>
      <text:p text:style-name="P14"/>
      <text:p text:style-name="P1"><text:span text:style-name="T1">Humberto Henrique Gonçalves Pereira Bioquímica Aplicada: Biomedicina. Metabolic pathway engineering of multi-subunit acetyl-CoA carboxylase in Saccharomyces cerevisiae for complex polyketide biosynthesis. Supervisor Björn Johansson. Ongoing.</text:span></text:p>
      <text:p text:style-name="P8"/>
      <text:p text:style-name="P2"><text:span text:style-name="T1">Miguel Pacheco. Development of CRISPR-CAS9 gene silencing in S. cerevisae for second generation biofuel production". Supervisor Björn Johansson. Ongoing.</text:span></text:p>
      <text:p text:style-name="P9"/>
      <text:p text:style-name="P2"><text:soft-page-break/><text:span text:style-name="T1">Paulo Silva. "Yeast DEL assay with dominant genetic markers". Supervisor Björn Johansson. Ongoing.</text:span></text:p>
      <text:p text:style-name="P11"/>
      <text:p text:style-name="P1"><text:span text:style-name="T1">Gustavo de Almeida Santos. </text:span><text:span text:style-name="T2">Thesis entitled “Engineering a commercial cold-adapted xylanase for improved low pH stability”. Master in Molecular Genetics. University of Minho. Concluded December 2015. Supervisores: Anthony Collins and Björn Johansson.</text:span></text:p>
      <text:p text:style-name="P3"/>
      <text:p text:style-name="P1"><text:span text:style-name="T2">Diogo André Ribeiro Silva. Thesis entitled “Understanding adaptation to pH in na industrially relevant glycoside hydrolase family 8 xylanase”. Master in Molecular Genetics. Concluded December 2015. Supervisores: Anthony Collins and Björn Johansson.</text:span></text:p>
      <text:p text:style-name="P3"/>
      <text:p text:style-name="Standard"><text:span text:style-name="T2">Sara Isabel Leite Baptista. Thesis entitled “Engineering novel metabolic pathways for cheese whey valorization”. Master in Bioengeneering. Concluded 7 December 2015. Supervisores: Lucília Domingues and Björn Johansson.</text:span></text:p>
      <text:p text:style-name="P3"/>
      <text:p text:style-name="P1"><text:span text:style-name="T2">Angela Carvalho. Thesis entitled "The MX4Blaster cassette - a tool for multiple gene disruptions in Saccharomyces cerevisiae". Master in Molecular Genetics. University of Minho. Concluded December 2012.</text:span></text:p>
      <text:p text:style-name="P3"/>
      <text:p text:style-name="P1"><text:span text:style-name="T2">João Miguel Lopes. Thesis entitled "Metabolic Engineering of </text:span><text:span text:style-name="T5">Saccharomyces cerevisiae</text:span><text:span text:style-name="T2"> for citric acid and fatty acids production". Master in Molecular Genetics. University of Minho. Concluded January 2012.</text:span></text:p>
      <text:p text:style-name="P3"/>
      <text:p text:style-name="P1"><text:span text:style-name="T8">Filipe Nuno Lopes de Vasconcelos. </text:span><text:span text:style-name="T1">Thesis entitled "Degradação de corantes de aplicação têxtil por levedura e engenharia metabólica de </text:span><text:span text:style-name="T12">Saccharomyces cerevisae</text:span><text:span text:style-name="T1"> para biodegradação de corantes azo". </text:span><text:span text:style-name="T2">Master in Molecular Genetics. University of Minho, Concluded 29 January 2010.</text:span></text:p>
      <text:p text:style-name="P3"/>
      <text:p text:style-name="P1"><text:span text:style-name="T2">Filipe Marques. Thesis entitled "Evaluation of prevention of DNA damage and induction of DNA repair by natural compounds". Master in Plants Molecular Physiology. University of Minho, 17 December 2009.</text:span></text:p>
      <text:p text:style-name="P3"/>
      <text:p text:style-name="P1"><text:span text:style-name="T8">João Ricardo Madeira Simões. </text:span><text:span text:style-name="T2">Thesis entitled "Using Yeast DEL Assay to study DNA damage repair ability in </text:span><text:span text:style-name="T5">Saccharomyces cerevisiae</text:span><text:span text:style-name="T2"> cells upon oxidative shock". Master in Molecular Genetics. University of Minho. 2006.</text:span></text:p>
      <text:p text:style-name="P3"/>
      <text:p text:style-name="P1"><text:span text:style-name="T2">Gabriela Ribeiro. Thesis entitled "Characterization of DNA lesions in apoptotic Saccharomyces cerevisiae". Master in Molecular Genetics. University of Minho, 2005.</text:span></text:p>
      <text:p text:style-name="P3"/>
      <text:p text:style-name="P1"><text:span text:style-name="T3">Other Supervisions:</text:span></text:p>
      <text:p text:style-name="P3"/>
      <text:p text:style-name="P1"><text:span text:style-name="T2">Supervisor of Juliana Cabrini Carmello, PhD student in Oral Rehabilitation, </text:span><text:span text:style-name="T5">Universidade Estadual Paulista Júlio de Mesquita Filho</text:span><text:span text:style-name="T2"> (UNESP), São Paulo, Brasil, in the scope of the CAPES program. 1 June -31 October 2013, University of Minho, Portugal.</text:span></text:p>
      <text:p text:style-name="P10"/>
      <text:p text:style-name="P1"><text:span text:style-name="T2">Supervisor of an Erasmus student from the Faculty of Medicine, University of Leiden, Holland: van der Wal, R. (2004). Development of molecular tools to study cytochrome c release during yeast apoptosis. Department of Biology, University of Minho, Portugal.</text:span></text:p>
      <text:p text:style-name="P3"/>
      <text:p text:style-name="P1"><text:span text:style-name="T3">Supervisor of the following degree theses:</text:span></text:p>
      <text:p text:style-name="P3"/>
      <text:p text:style-name="P1"><text:span text:style-name="T1">Marques, F. (2008). "Avaliação da prevenção de danos de DNA e indução da reparação de danos de DNA por compostos naturais". 2008. Applied Biology, University of Minho.</text:span></text:p>
      <text:p text:style-name="P8"/>
      <text:p text:style-name="P1"><text:span text:style-name="T1">Rego, A. (2008). "Caracterização de danos de DNA em células apoptóticas de Saccharomyces cerevisiae". </text:span><text:span text:style-name="T2">Applied Biology, University of Minho.</text:span></text:p>
      <text:p text:style-name="P3"><text:soft-page-break/></text:p>
      <text:p text:style-name="P1"><text:span text:style-name="T2">Azevedo, F. (2007). Studies of DNA repair after an oxidative challenge and its induction by natural compounds. </text:span><text:span text:style-name="T1">Applied Biology, University of Minho.</text:span></text:p>
      <text:p text:style-name="P8"/>
      <text:p text:style-name="P1"><text:span text:style-name="T1">Vieira, S. (2006). "Sistemas Redox da Membrana Plasmática, Melhoramento da estirpe Saccharomyces cerevisiae CEN.PK113 – 7D para degradação de corantes azo”. </text:span><text:span text:style-name="T2">Applied Biology, University of Minho.</text:span></text:p>
      <text:p text:style-name="P3"/>
      <text:p text:style-name="P1"><text:span text:style-name="T2">Deltort, N. (1999). Cloning of xylulokinase from Pichia stipitis by functional complementation. Department of Applied Microbiology, University of Lund, Sweden.</text:span></text:p>
      <text:p text:style-name="P3"/>
      <text:p text:style-name="P1"><text:span text:style-name="T2">Besenmatter, W. (1999). Purification characterization and cloning of xylulokinase from Pachysolen tannophilus. Department of Applied Microbiology, University of Lund, Sweden.</text:span></text:p>
      <text:p text:style-name="P3"/>
      <text:p text:style-name="P1"><text:span text:style-name="T2">Nählstedt, P. (1997). Cloning of a putative xylulokinase from Pichia stipitis. </text:span><text:span text:style-name="T1">Department of Applied Microbiology, University of Lund, Sweden.</text:span></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MS Gothic1" svg:font-family="'MS Gothi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F" style:font-size-asian="11pt" style:language-asian="pt" style:country-asian="PT"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pt" fo:country="PT" style:letter-kerning="true" style:font-name-asian="F" style:font-size-asian="11pt" style:language-asian="pt" style:country-asian="PT"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loext:contextual-spacing="false" fo:line-height="115%" fo:text-align="start" style:justify-single-word="false" fo:orphans="2" fo:widows="2"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3.53mm" fo:margin-bottom="0mm" loext:contextual-spacing="true"/>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3.53mm" fo:margin-bottom="0mm" loext:contextual-spacing="true"/>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2.82mm" fo:margin-bottom="0mm" loext:contextual-spacing="true"/>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2.82mm" fo:margin-bottom="0mm" loext:contextual-spacing="true"/>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2.82mm" fo:margin-bottom="0mm" loext:contextual-spacing="true"/>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2.82mm" fo:margin-bottom="0mm" loext:contextual-spacing="true"/>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default-outline-level="" style:class="chapter">
      <style:paragraph-properties fo:margin-top="0mm" fo:margin-bottom="0mm" loext:contextual-spacing="true"/>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Standard" style:next-style-name="Standard" style:default-outline-level="" style:class="chapter">
      <style:paragraph-properties fo:margin-top="0mm" fo:margin-bottom="3.53mm" loext:contextual-spacing="true"/>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List_20_Paragraph" style:display-name="List Paragraph" style:family="paragraph" style:parent-style-name="Standard" style:default-outline-level="">
      <style:paragraph-properties fo:margin-left="12.7mm" fo:margin-right="0mm" fo:margin-top="0mm" fo:margin-bottom="0mm" loext:contextual-spacing="true" fo:text-indent="0mm" style:auto-text-indent="false"/>
    </style:style>
    <style:style style:name="a0" style:family="paragraph" style:parent-style-name="Standard" style:default-outline-level="">
      <style:paragraph-properties fo:margin-top="4.94mm" fo:margin-bottom="4.94m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75mm" style:type="center"/>
          <style:tab-stop style:position="150mm" style:type="right"/>
        </style:tab-stops>
      </style:paragraph-properties>
    </style:style>
    <style:style style:name="Footer" style:family="paragraph" style:parent-style-name="Standard" style:default-outline-level="" style:class="extra">
      <style:paragraph-properties fo:line-height="100%">
        <style:tab-stops>
          <style:tab-stop style:position="75mm" style:type="center"/>
          <style:tab-stop style:position="150mm" style:type="right"/>
        </style:tab-stops>
      </style:paragraph-properties>
    </style:style>
    <style:style style:name="Título2" style:family="paragraph" style:parent-style-name="Standard" style:default-outline-level="">
      <style:paragraph-properties fo:margin-top="4.94mm" fo:margin-bottom="4.94m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sc" style:family="paragraph" style:parent-style-name="Standard" style:default-outline-level="">
      <style:paragraph-properties fo:margin-top="4.94mm" fo:margin-bottom="4.94m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paragraph-properties fo:margin-top="4.94mm" fo:margin-bottom="4.94m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tails" style:family="paragraph" style:parent-style-name="Standard" style:default-outline-level="">
      <style:paragraph-properties fo:margin-top="4.94mm" fo:margin-bottom="4.94m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Cabeçalho_20_Caráter" style:display-name="Cabeçalho Caráte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Rodapé_20_Caráter" style:display-name="Rodapé Caráte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jrnl"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Helvetica" style:font-family-complex="Helvetic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Helvetica" style:font-family-complex="Helvetica"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Helvetica" style:font-family-complex="Helvetica"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Helvetica" style:font-family-complex="Helvetica"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Helvetica" style:font-family-complex="Helvetica"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Helvetica" style:font-family-complex="Helvetica"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Helvetica" style:font-family-complex="Helvetica"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style:text-properties fo:font-family="'Arial Narrow'"/>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6.35mm" fo:margin-left="12.7mm"/>
        </style:list-level-properties>
        <style:text-properties fo:font-family="'Arial Narrow'"/>
      </text:list-level-style-bullet>
      <text:list-level-style-bullet text:level="2" text:style-name="ListLabel_20_6"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6.35mm" fo:margin-left="12.7mm"/>
        </style:list-level-properties>
        <style:text-properties fo:font-family="'Arial Narrow'"/>
      </text:list-level-style-bullet>
      <text:list-level-style-bullet text:level="2" text:style-name="ListLabel_20_10"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6.35mm" fo:margin-left="12.7mm"/>
        </style:list-level-properties>
        <style:text-properties fo:font-family="'Arial Narrow'"/>
      </text:list-level-style-bullet>
      <text:list-level-style-bullet text:level="2" text:style-name="ListLabel_20_14"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listtab" fo:text-indent="-6.35mm" fo:margin-left="12.7mm"/>
        </style:list-level-properties>
        <style:text-properties fo:font-family="'Arial Narrow'"/>
      </text:list-level-style-bullet>
      <text:list-level-style-bullet text:level="2" text:style-name="ListLabel_20_18"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fo:text-indent="-6.35mm" fo:margin-left="12.7mm"/>
        </style:list-level-properties>
        <style:text-properties fo:font-family="'Arial Narrow'"/>
      </text:list-level-style-bullet>
      <text:list-level-style-bullet text:level="2" text:style-name="ListLabel_20_2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25" style:num-suffix="-" text:bullet-char="-">
        <style:list-level-properties text:list-level-position-and-space-mode="label-alignment">
          <style:list-level-label-alignment text:label-followed-by="listtab" fo:text-indent="-6.35mm" fo:margin-left="12.7mm"/>
        </style:list-level-properties>
        <style:text-properties fo:font-family="'Arial Narrow'"/>
      </text:list-level-style-bullet>
      <text:list-level-style-bullet text:level="2" text:style-name="ListLabel_20_26"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fo:language="en" fo:country="GB"/>
    </style:style>
    <style:style style:name="MT1" style:family="text">
      <style:text-properties fo:language="en" fo:country="GB" fo:font-style="italic" style:font-style-asian="italic"/>
    </style:style>
    <style:page-layout style:name="Mpm1">
      <style:page-layout-properties fo:page-width="210.01mm" fo:page-height="297mm" style:num-format="1" style:print-orientation="portrait" fo:margin-top="12.7mm" fo:margin-bottom="20.07mm" fo:margin-left="20.07mm" fo:margin-right="20.07mm" fo:background-color="#ffffff" style:writing-mode="lr-tb" style:layout-grid-color="#c0c0c0" style:layout-grid-lines="25686" style:layout-grid-base-height="4.23mm" style:layout-grid-ruby-height="0mm" style:layout-grid-mode="none" style:layout-grid-ruby-below="false" style:layout-grid-print="false" style:layout-grid-display="false" style:layout-grid-base-width="3.7mm" style:layout-grid-snap-to="true" draw:fill="solid" draw:fill-color="#ffffff" draw:opacity="100%" style:footnote-max-height="0mm">
        <style:footnote-sep style:width="0.18mm" style:distance-before-sep="1.01mm" style:distance-after-sep="1.01mm" style:line-style="solid" style:adjustment="left" style:rel-width="0%" style:color="#000000"/>
      </style:page-layout-properties>
      <style:header-style>
        <style:header-footer-properties fo:min-height="7.37mm" fo:margin-left="0mm" fo:margin-right="0mm" fo:margin-bottom="6.37mm" style:dynamic-spacing="true"/>
      </style:header-style>
      <style:footer-style/>
    </style:page-layout>
  </office:automatic-styles>
  <office:master-styles>
    <style:master-page style:name="Standard" style:page-layout-name="Mpm1">
      <style:header>
        <text:p text:style-name="Standard"><text:span text:style-name="MT1">CURRICULUM VITAE 2017 Björn Fredrik Johansso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jörn CV.docx</dc:title>
    <meta:initial-creator>sandra</meta:initial-creator>
    <dc:creator>Utilizador</dc:creator>
    <meta:editing-cycles>8</meta:editing-cycles>
    <meta:print-date>2014-01-13T15:20:00</meta:print-date>
    <meta:creation-date>2014-01-13T15:19:00</meta:creation-date>
    <dc:date>2017-03-30T00:26:00</dc:date>
    <meta:editing-duration>PT37M</meta:editing-duration>
    <meta:generator>LibreOffice/5.2.3.2$Linux_X86_64 LibreOffice_project/20m0$Build-2</meta:generator>
    <meta:document-statistic meta:table-count="0" meta:image-count="0" meta:object-count="0" meta:page-count="9" meta:paragraph-count="147" meta:word-count="2863" meta:character-count="21232" meta:non-whitespace-character-count="184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